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entValidator.parse( String value , Format format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ercentValidator.PercentValidator(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Validator.Percen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